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1549dd"/>
    </style:style>
    <style:style style:name="P2" style:family="paragraph" style:parent-style-name="Standard">
      <style:text-properties officeooo:rsid="001aab04" officeooo:paragraph-rsid="0013c9ea"/>
    </style:style>
    <style:style style:name="P3" style:family="paragraph" style:parent-style-name="Standard">
      <style:text-properties officeooo:rsid="001e4306" officeooo:paragraph-rsid="00273d74"/>
    </style:style>
    <style:style style:name="P4" style:family="paragraph" style:parent-style-name="Standard">
      <style:text-properties officeooo:rsid="0020eb27" officeooo:paragraph-rsid="0020eb27" fo:background-color="#ff99ff"/>
    </style:style>
    <style:style style:name="P5" style:family="paragraph" style:parent-style-name="Standard">
      <style:text-properties officeooo:rsid="00280fcf" officeooo:paragraph-rsid="00280fcf" fo:background-color="#ff99ff"/>
    </style:style>
    <style:style style:name="P6" style:family="paragraph" style:parent-style-name="Standard">
      <style:text-properties officeooo:rsid="001e4306" officeooo:paragraph-rsid="00280fcf" fo:background-color="#ff99ff"/>
    </style:style>
    <style:style style:name="P7" style:family="paragraph" style:parent-style-name="Standard">
      <style:text-properties officeooo:rsid="0028b23d" officeooo:paragraph-rsid="0028b23d" fo:background-color="#ff99ff"/>
    </style:style>
    <style:style style:name="P8" style:family="paragraph" style:parent-style-name="Standard">
      <style:text-properties officeooo:rsid="001aab04" officeooo:paragraph-rsid="001e4306"/>
    </style:style>
    <style:style style:name="P9" style:family="paragraph" style:parent-style-name="Standard">
      <style:text-properties officeooo:rsid="001e4306" officeooo:paragraph-rsid="00280fcf"/>
    </style:style>
    <style:style style:name="P10" style:family="paragraph" style:parent-style-name="Standard">
      <style:text-properties officeooo:rsid="00280fcf" officeooo:paragraph-rsid="00280fcf"/>
    </style:style>
    <style:style style:name="T1" style:family="text">
      <style:text-properties officeooo:rsid="00280fcf" fo:background-color="transparent" loext:char-shading-value="0"/>
    </style:style>
    <style:style style:name="T2" style:family="text">
      <style:text-properties officeooo:rsid="00273d74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8b23d" fo:background-color="transparent" loext:char-shading-value="0"/>
    </style:style>
    <style:style style:name="T5" style:family="text">
      <style:text-properties officeooo:rsid="002a0a44" fo:background-color="transparent" loext:char-shading-value="0"/>
    </style:style>
    <style:style style:name="T6" style:family="text">
      <style:text-properties officeooo:rsid="0020eb27"/>
    </style:style>
    <style:style style:name="T7" style:family="text">
      <style:text-properties officeooo:rsid="0020eb27" fo:background-color="#ff99ff" loext:char-shading-value="0"/>
    </style:style>
    <style:style style:name="T8" style:family="text">
      <style:text-properties officeooo:rsid="00273d74" fo:background-color="#ff99ff" loext:char-shading-value="0"/>
    </style:style>
    <style:style style:name="T9" style:family="text">
      <style:text-properties fo:background-color="#ff99ff" loext:char-shading-value="0"/>
    </style:style>
    <style:style style:name="T10" style:family="text">
      <style:text-properties officeooo:rsid="00280fcf" fo:background-color="#ff99ff" loext:char-shading-value="0"/>
    </style:style>
    <style:style style:name="T11" style:family="text">
      <style:text-properties officeooo:rsid="00265fa1"/>
    </style:style>
    <style:style style:name="T12" style:family="text">
      <style:text-properties officeooo:rsid="00273d74"/>
    </style:style>
    <style:style style:name="T13" style:family="text">
      <style:text-properties officeooo:rsid="00273d74" fo:background-color="#00ff66" loext:char-shading-value="0"/>
    </style:style>
    <style:style style:name="T14" style:family="text">
      <style:text-properties officeooo:rsid="00280fcf" fo:background-color="#00ff66" loext:char-shading-value="0"/>
    </style:style>
    <style:style style:name="T15" style:family="text">
      <style:text-properties officeooo:rsid="00280f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HELLO LITTLE GIRL </text:span>BLOCKING <text:span text:style-name="T6">(p67)</text:span></text:p>
      <text:p text:style-name="P2"/>
      <text:p text:style-name="P3">[ <text:span text:style-name="T12">Wolf ] <text:s/></text:span><text:span text:style-name="T13">Good day, Young Lady</text:span></text:p>
      <text:p text:style-name="P3"/>
      <text:p text:style-name="P3">[ <text:span text:style-name="T12">Little Red</text:span>]<text:span text:style-name="T9"> </text:span><text:span text:style-name="T8">Good day, Mr Wolf</text:span><text:span text:style-name="T7">,</text:span></text:p>
      <text:p text:style-name="P8"/>
      <text:p text:style-name="P10">[ she proceeds, he blocks ] </text:p>
      <text:p text:style-name="P10"/>
      <text:p text:style-name="P9">[ <text:span text:style-name="T12">Wolf ] <text:s/></text:span><text:span text:style-name="T14">Whither away so hurriedly?</text:span></text:p>
      <text:p text:style-name="P9"/>
      <text:p text:style-name="P9">[ <text:span text:style-name="T12">Little Red</text:span>]<text:span text:style-name="T9"> </text:span><text:span text:style-name="T10">To my grandmothers</text:span></text:p>
      <text:p text:style-name="P4"/>
      <text:p text:style-name="P9">[ <text:span text:style-name="T15">he lets her go. As she passes him he grabs the basket ] <text:s/></text:span><text:span text:style-name="T14">And what might be in your basket?</text:span></text:p>
      <text:p text:style-name="P9"><text:span text:style-name="T14"/></text:p>
      <text:p text:style-name="P9"><text:span text:style-name="T1">[ </text:span><text:span text:style-name="T2">Little Red</text:span><text:span text:style-name="T1">]</text:span><text:span text:style-name="T10"> Bread and wine ...</text:span></text:p>
      <text:p text:style-name="P6"/>
      <text:p text:style-name="P6"><text:span text:style-name="T1">[ she tries to grab the basket but fails ] So grandmother will have something good to make her strong.</text:span></text:p>
      <text:p text:style-name="P6"><text:span text:style-name="T1"/></text:p>
      <text:p text:style-name="P5"><text:span text:style-name="T3">[ Wolf ] And where might your grandmother live? </text:span></text:p>
      <text:p text:style-name="P5"><text:span text:style-name="T3"/></text:p>
      <text:p text:style-name="P5"><text:span text:style-name="T3">[ Little red ] Further in the woods. She stands under three large oak trees. [ she grabs basket back on “three” when wolf is looking away </text:span></text:p>
      <text:p text:style-name="P5"><text:span text:style-name="T3"/></text:p>
      <text:p text:style-name="P5"><text:span text:style-name="T3">[ she skips off ]</text:span></text:p>
      <text:p text:style-name="P5"><text:span text:style-name="T3"/></text:p>
      <text:p text:style-name="P5"><text:span text:style-name="T3">[ wolf dashes in front of her, steps back to be on her left ] hello, little girl</text:span></text:p>
      <text:p text:style-name="P5"><text:span text:style-name="T3"/></text:p>
      <text:p text:style-name="P5"><text:span text:style-name="T3">[ leads her back up the ramp ] what’s your rush?</text:span></text:p>
      <text:p text:style-name="P5"><text:span text:style-name="T3"/></text:p>
      <text:p text:style-name="P5"><text:span text:style-name="T3">[ leads her to flowers ] you’re missing all the flowers,</text:span></text:p>
      <text:p text:style-name="P5"><text:span text:style-name="T3"/></text:p>
      <text:p text:style-name="P5"><text:span text:style-name="T3">[ turns her head gently to the audience ] the sun won’t set for hours</text:span></text:p>
      <text:p text:style-name="P5"><text:span text:style-name="T3"/></text:p>
      <text:p text:style-name="P5"><text:span text:style-name="T3">[ moves CS ] take your time….</text:span></text:p>
      <text:p text:style-name="P5"><text:span text:style-name="T3"/></text:p>
      <text:p text:style-name="P5"><text:span text:style-name="T3">[ Little Red ] Mother said, “straight ahead” [ barges past him with surprising force ]</text:span></text:p>
      <text:p text:style-name="P5"><text:span text:style-name="T3"/></text:p>
      <text:p text:style-name="P5"><text:span text:style-name="T3">[ Little Red turns ] Not to delay or [ she pokes him with index finger ] be misled!</text:span></text:p>
      <text:p text:style-name="P5"><text:span text:style-name="T3"/></text:p>
      <text:p text:style-name="P5"><text:span text:style-name="T3">[ Wolf moves SL, sweeping her up ] But slow, little girl, Hark! And hush</text:span></text:p>
      <text:p text:style-name="P5"><text:span text:style-name="T3"/></text:p>
      <text:p text:style-name="P5"><text:span text:style-name="T3">[ the birds move up ] the birds are singing sweetly,</text:span></text:p>
      <text:p text:style-name="P5"><text:span text:style-name="T3"/></text:p>
      <text:p text:style-name="P5"><text:span text:style-name="T3">[ Little Red ] oh, how cute!</text:span></text:p>
      <text:p text:style-name="P5"><text:span text:style-name="T3"/></text:p>
      <text:p text:style-name="P5"><text:span text:style-name="T3">[ Wolf ] You’ll miss the birds completely, </text:span></text:p>
      <text:p text:style-name="P5"><text:span text:style-name="T3"/></text:p>
      <text:p text:style-name="P5"><text:span text:style-name="T3">[ he steps back a bit, to USC ] you’re travelling so fleetly</text:span></text:p>
      <text:p text:style-name="P5"><text:soft-page-break/><text:span text:style-name="T3"/></text:p>
      <text:p text:style-name="P5"><text:span text:style-name="T3">[ Little Red looks out to audience ] Mother said not to stray</text:span></text:p>
      <text:p text:style-name="P5"><text:span text:style-name="T3"/></text:p>
      <text:p text:style-name="P5"><text:span text:style-name="T3">[ she looks at flowers ] Still I suppose a small delay</text:span></text:p>
      <text:p text:style-name="P5"><text:span text:style-name="T3"/></text:p>
      <text:p text:style-name="P5"><text:span text:style-name="T3">[ she looks at birds and shrugs shoulders ] granny might like a fresh bouquet!</text:span></text:p>
      <text:p text:style-name="P5"><text:span text:style-name="T3"/></text:p>
      <text:p text:style-name="P5"><text:span text:style-name="T3">[ the birds go nuts and give her the flowers, as they are leaving ] </text:span><text:span text:style-name="T4">Good-bye, Mr. Wolf [ without looking back]</text:span></text:p>
      <text:p text:style-name="P5"><text:span text:style-name="T4"/></text:p>
      <text:p text:style-name="P7"><text:span text:style-name="T3">[ Wolf, waving ] Goodbye, Little Girl. <text:s/>[ as if he’s the nicest guy in the world ] </text:span></text:p>
      <text:p text:style-name="P7"><text:span text:style-name="T3"/></text:p>
      <text:p text:style-name="P7"><text:span text:style-name="T3">[ Sudden change to dark ] And Helloooooooo…</text:span></text:p>
      <text:p text:style-name="P7"><text:span text:style-name="T3"/></text:p>
      <text:p text:style-name="P7"><text:span text:style-name="T3">[ Wolf </text:span><text:span text:style-name="T5">does the howl thing</text:span><text:span text:style-name="T3"> ]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549dd"/>
    </style:style>
    <style:page-layout style:name="Mpm1">
      <style:page-layout-properties fo:page-width="8.5in" fo:page-height="11in" style:num-format="1" style:print-orientation="portrait" fo:margin-top="0.4799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11:58:14.897046573</dc:date>
    <meta:editing-duration>PT1H4M38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" meta:paragraph-count="32" meta:word-count="374" meta:character-count="1784" meta:non-whitespace-character-count="1432"/>
  </office:meta>
</office:document-meta>
</file>